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6200002E81000015A88B7F709A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gradient" draw:fill-color="#ccff99" draw:fill-gradient-name="mis_20_light_20_green" draw:opacity-name="Transparency_20_1" draw:fill-image-width="0cm" draw:fill-image-height="0cm" draw:tile-repeat-offset="0% vertical" draw:textarea-vertical-align="middle" draw:shadow="visible" draw:shadow-offset-x="0.102cm" draw:shadow-offset-y="0.102cm" draw:shadow-color="#dddddd"/>
    </style:style>
    <style:style style:name="gr3" style:family="graphic" style:parent-style-name="standard">
      <style:graphic-properties draw:fill="gradient" draw:fill-color="#ccff99" draw:fill-gradient-name="mis_20_light_20_green" draw:opacity-name="Transparency_20_1" draw:fill-image-width="0cm" draw:fill-image-height="0cm" draw:tile-repeat-offset="0% vertical" draw:textarea-vertical-align="middle" draw:shadow="visible" draw:shadow-offset-x="0.102cm" draw:shadow-offset-y="0.102cm" draw:shadow-color="#dddddd" draw:shadow-opacity="100%"/>
    </style:style>
    <style:style style:name="gr4" style:family="graphic" style:parent-style-name="standard" style:list-style-name="L1">
      <style:graphic-properties draw:fill="gradient" draw:fill-color="#ccff99" draw:fill-gradient-name="mis_20_light_20_green" draw:opacity-name="Transparency_20_1" draw:fill-image-width="0cm" draw:fill-image-height="0cm" draw:tile-repeat-offset="0% vertical" draw:textarea-vertical-align="middle" draw:shadow="visible" draw:shadow-offset-x="0.102cm" draw:shadow-offset-y="0.102cm" draw:shadow-color="#dddddd"/>
    </style:style>
    <style:style style:name="gr5" style:family="graphic" style:parent-style-name="standard" style:list-style-name="L1">
      <style:graphic-properties draw:fill="gradient" draw:fill-color="#ccff99" draw:fill-gradient-name="mis_20_light_20_green" draw:opacity-name="Transparency_20_1" draw:fill-image-width="0cm" draw:fill-image-height="0cm" draw:tile-repeat-offset="0% vertical" draw:textarea-vertical-align="middle" draw:shadow="visible" draw:shadow-offset-x="0.102cm" draw:shadow-offset-y="0.102cm" draw:shadow-color="#dddddd"/>
    </style:style>
    <style:style style:name="gr6" style:family="graphic" style:parent-style-name="standard">
      <style:graphic-properties svg:stroke-width="0.051cm" svg:stroke-color="#333333" draw:marker-start-width="0.355cm" draw:marker-end-width="0.35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0.512cm"/>
    </style:style>
    <style:style style:name="gr8" style:family="graphic" style:parent-style-name="standard">
      <style:graphic-properties draw:stroke="none" svg:stroke-color="#000000" draw:fill="none" draw:fill-color="#ffffff" fo:min-height="1.465cm"/>
    </style:style>
    <style:style style:name="gr9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family="Arial" style:font-family-generic="roman" style:font-pitch="variable" fo:font-size="12pt" style:letter-kerning="true" style:font-family-asian="'Microsoft YaHei'" style:font-family-generic-asian="system" style:font-pitch-asian="variable" style:font-size-asian="12pt" style:font-family-complex="Mangal" style:font-family-generic-complex="system" style:font-pitch-complex="variable" style:font-size-complex="12pt"/>
    </style:style>
    <style:style style:name="P4" style:family="paragraph">
      <style:paragraph-properties fo:text-align="center"/>
      <style:text-properties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P5" style:family="paragraph">
      <style:text-properties fo:font-size="12pt" style:font-size-asian="12pt" style:font-size-complex="12pt"/>
    </style:style>
    <style:style style:name="T1" style:family="text">
      <style:text-properties fo:font-family="Arial" style:font-family-generic="roman" style:font-pitch="variable" fo:font-size="12pt" style:letter-kerning="true" style:font-family-asian="'Microsoft YaHei'" style:font-family-generic-asian="system" style:font-pitch-asian="variable" style:font-size-asian="12pt" style:font-family-complex="Mangal" style:font-family-generic-complex="system" style:font-pitch-complex="variable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style:style style:name="T4" style:family="text">
      <style:text-properties fo:font-size="12pt" fo:font-style="normal" style:font-size-asian="12pt" style:font-style-asian="normal" style:font-size-complex="12pt" style:font-style-complex="normal"/>
    </style:style>
    <style:style style:name="T5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12pt" fo:font-style="italic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italic" style:font-weight-asian="normal" style:font-family-complex="Mangal" style:font-family-generic-complex="system" style:font-pitch-complex="variable" style:font-size-complex="12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fo:font-family="Arial" style:font-family-generic="roman" style:font-pitch="variable" fo:font-size="12pt" fo:font-style="italic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italic" style:font-weight-asian="normal" style:font-family-complex="Mangal" style:font-family-generic-complex="system" style:font-pitch-complex="variable" style:font-size-complex="12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904cm" svg:height="5.543cm" svg:x="1.288cm" svg:y="0.283cm">
          <draw:image xlink:href="Pictures/2000006200002E81000015A88B7F709A.svm" xlink:type="simple" xlink:show="embed" xlink:actuate="onLoad">
            <text:p/>
          </draw:image>
        </draw:frame>
        <draw:ellipse draw:style-name="gr2" draw:text-style-name="P2" draw:layer="layout" svg:width="2.286cm" svg:height="1.27cm" svg:x="4.81cm" svg:y="8.493cm">
          <text:p text:style-name="P1"><text:span text:style-name="T1">3</text:span></text:p>
          <text:p text:style-name="P1"><text:span text:style-name="T1">Sections</text:span></text:p>
        </draw:ellipse>
        <draw:ellipse draw:style-name="gr3" draw:text-style-name="P2" draw:layer="layout" svg:width="2.286cm" svg:height="1.27cm" svg:x="7.985cm" svg:y="6.915cm">
          <text:p text:style-name="P1"><text:span text:style-name="T1">@context</text:span></text:p>
        </draw:ellipse>
        <draw:ellipse draw:style-name="gr4" draw:text-style-name="P3" draw:layer="layout" svg:width="2.286cm" svg:height="1.27cm" svg:x="7.858cm" svg:y="8.493cm">
          <text:p text:style-name="P3">Feature</text:p>
          <text:p text:style-name="P3">Structures</text:p>
        </draw:ellipse>
        <draw:ellipse draw:style-name="gr5" draw:text-style-name="P4" draw:layer="layout" svg:width="2.286cm" svg:height="1.27cm" svg:x="7.858cm" svg:y="10.071cm">
          <text:p text:style-name="P1"><text:span text:style-name="T1">Index-info</text:span></text:p>
        </draw:ellipse>
        <draw:custom-shape draw:style-name="gr6" draw:text-style-name="P1" draw:layer="layout" svg:width="0.708cm" svg:height="4.318cm" svg:x="7.223cm" svg:y="6.96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5" draw:layer="layout" svg:width="2.794cm" svg:height="0.762cm" svg:x="10.237cm" svg:y="7.182cm">
          <draw:text-box>
            <text:p text:style-name="P5"><text:span text:style-name="T2">-optional</text:span></text:p>
          </draw:text-box>
        </draw:frame>
        <draw:frame draw:style-name="gr7" draw:text-style-name="P5" draw:layer="layout" svg:width="2.794cm" svg:height="0.762cm" svg:x="10.223cm" svg:y="10.347cm">
          <draw:text-box>
            <text:p text:style-name="P5"><text:span text:style-name="T2">-optional</text:span></text:p>
          </draw:text-box>
        </draw:frame>
        <draw:ellipse draw:style-name="gr2" draw:text-style-name="P2" draw:layer="layout" svg:width="2.286cm" svg:height="1.27cm" svg:x="6.413cm" svg:y="12.865cm">
          <text:p text:style-name="P2">Plain<text:line-break/>array</text:p>
        </draw:ellipse>
        <draw:ellipse draw:style-name="gr2" draw:text-style-name="P2" draw:layer="layout" svg:width="2.286cm" svg:height="1.27cm" svg:x="6.413cm" svg:y="16.367cm">
          <text:p text:style-name="P2">Index by</text:p>
          <text:p text:style-name="P2">@type</text:p>
        </draw:ellipse>
        <draw:ellipse draw:style-name="gr2" draw:text-style-name="P2" draw:layer="layout" svg:width="2.286cm" svg:height="1.27cm" svg:x="6.413cm" svg:y="14.668cm">
          <text:p text:style-name="P2">Index by</text:p>
          <text:p text:style-name="P2">@id</text:p>
        </draw:ellipse>
        <draw:custom-shape draw:style-name="gr6" draw:text-style-name="P1" draw:layer="layout" svg:width="0.708cm" svg:height="4.318cm" svg:x="5.592cm" svg:y="13.11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" draw:layer="layout" svg:width="3.92cm" svg:height="1.715cm" svg:x="1.889cm" svg:y="14.452cm">
          <draw:text-box>
            <text:p><text:span text:style-name="T2">Alternative</text:span></text:p>
            <text:p><text:span text:style-name="T2">Feature Structure</text:span></text:p>
            <text:p><text:span text:style-name="T2">Collections</text:span></text:p>
          </draw:text-box>
        </draw:frame>
        <draw:frame draw:style-name="gr7" draw:text-style-name="P5" draw:layer="layout" svg:width="3.937cm" svg:height="0.762cm" svg:x="8.796cm" svg:y="13.124cm">
          <draw:text-box>
            <text:p text:style-name="P5"><text:span text:style-name="T2">[ <text:s/>{</text:span><text:span text:style-name="T3">Fs1</text:span><text:span text:style-name="T4">}, {</text:span><text:span text:style-name="T3">Fs2</text:span><text:span text:style-name="T4">} … ]</text:span></text:p>
          </draw:text-box>
        </draw:frame>
        <draw:frame draw:style-name="gr9" draw:text-style-name="P5" draw:layer="layout" svg:width="6.631cm" svg:height="0.729cm" svg:x="8.785cm" svg:y="14.943cm">
          <draw:text-box>
            <text:p><text:span text:style-name="T2">{ </text:span><text:span text:style-name="T5">ʺ732ʺ : </text:span><text:span text:style-name="T2">{</text:span><text:span text:style-name="T3">Fs1</text:span><text:span text:style-name="T4">}, </text:span><text:span text:style-name="T5">ʺ325ʺ : </text:span><text:span text:style-name="T4">{</text:span><text:span text:style-name="T3">Fs2</text:span><text:span text:style-name="T4">} … }</text:span></text:p>
          </draw:text-box>
        </draw:frame>
        <draw:frame draw:style-name="gr9" draw:text-style-name="P5" draw:layer="layout" svg:width="6.631cm" svg:height="1.681cm" svg:x="8.747cm" svg:y="16.221cm">
          <draw:text-box>
            <text:p><text:span text:style-name="T2">{ </text:span><text:span text:style-name="T5">ʺTokenʺ : [ {</text:span><text:span text:style-name="T6">Fs1</text:span><text:span text:style-name="T5">}, {</text:span><text:span text:style-name="T6">Fs2</text:span><text:span text:style-name="T5">} … ],</text:span></text:p>
            <text:p><text:span text:style-name="T2"><text:s text:c="2"/></text:span><text:span text:style-name="T7">ʺNounʺ : <text:s/>[ {</text:span><text:span text:style-name="T8">Fs3</text:span><text:span text:style-name="T7">}, {</text:span><text:span text:style-name="T8">Fs4</text:span><text:span text:style-name="T7">} … ]</text:span></text:p>
            <text:p><text:span text:style-name="T7"><text:s text:c="3"/>… <text:s text:c="42"/></text:span><text:span text:style-name="T7">}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mis_20_light_20_green" draw:display-name="mis light green" draw:style="linear" draw:start-color="#99cc99" draw:end-color="#ccff99" draw:start-intensity="100%" draw:end-intensity="100%" draw:angle="0" draw:border="0%"/>
    <draw:opacity draw:name="Transparency_20_1" draw:display-name="Transparency 1" draw:style="linear" draw:start="100%" draw:end="0%" draw:angle="195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shall Schor</meta:initial-creator>
    <meta:creation-date>2014-09-24T19:05:05.11</meta:creation-date>
    <dc:date>2014-09-25T13:13:06.34</dc:date>
    <dc:creator>Marshall Schor</dc:creator>
    <meta:editing-duration>PT6H47M55S</meta:editing-duration>
    <meta:editing-cycles>3</meta:editing-cycles>
    <meta:generator>OpenOffice/4.1.1$Win32 OpenOffice.org_project/411m6$Build-9775</meta:generator>
    <meta:document-statistic meta:object-count="16"/>
  </office:meta>
</office:document-meta>
</file>